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ction.act( Redirector redirector , SourceResolver resolver , Map objectModel , String source , Parameters param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TestAction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